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h anotací pro OWL Bean</text:p>
      <text:p text:style-name="P1"/>
      <text:p text:style-name="P2">Základní anotace</text:p>
      <text:p text:style-name="P3"/>
      <text:p text:style-name="P3"><text:span text:style-name="T1">@FieldName</text:span>(&lt;String&gt;) - změna URI dotčeného fieldu, prefix ponechán, URI vytvářeno </text:p>
      <text:p text:style-name="P3"><text:s/><text:tab/><text:tab/><text:tab/> <text:s text:c="5"/>z původního prefixu (ontologie + rodičovská třída) a hodnoty anotace</text:p>
      <text:p text:style-name="P3"/>
      <text:p text:style-name="P3"><text:span text:style-name="T1">@FieldNameFull</text:span>(&lt;String&gt;) - změna URI dotčeného fieldu, URI tvořeno celou hodnotou antotace</text:p>
      <text:p text:style-name="P3"/>
      <text:p text:style-name="P3"><text:span text:style-name="T1">@ClassName</text:span>(&lt;String&gt;) - změna URI dotčené třídy, prefix ponechán, URI vytvářeno </text:p>
      <text:p text:style-name="P3"><text:s/><text:tab/><text:tab/><text:tab/> <text:s text:c="5"/>z původního prefixu (ontologie) a hodnoty anotace</text:p>
      <text:p text:style-name="P3"/>
      <text:p text:style-name="P3">@<text:span text:style-name="T1">ClassNameFull</text:span>(&lt;String&gt;) - změna URI dotčené třídy, URI tvořeno celou hodnotou antotace</text:p>
      <text:p text:style-name="P3"/>
      <text:p text:style-name="P3">@<text:span text:style-name="T1">Id</text:span> – hodnota fieldu nesoucí tuto anotaci bude sloužit jak suffix URI Individualu jež je instancí </text:p>
      <text:p text:style-name="P3"><text:s text:c="11"/>třídy nesoucí tento field, pokud bude přítomen na Fieldem transformovaným jako </text:p>
      <text:p text:style-name="P3"><text:s text:c="11"/>ObjectProperty, hodnotou se rozumí hashCode daného objektu</text:p>
      <text:p text:style-name="P3"/>
      <text:p text:style-name="P3">@<text:span text:style-name="T1">Ignore</text:span> – dotčený field nebude mapován (ani hodnoty ani property)</text:p>
      <text:p text:style-name="P3"/>
      <text:p text:style-name="P3">@<text:span text:style-name="T1">Blob</text:span>(&lt;String&gt;) - anotace na fieldem datového typu Blob, field implicitně není mapován, s </text:p>
      <text:p text:style-name="P3"><text:tab/><text:tab/> <text:s text:c="7"/>anotací bude vytvořena property, sloužící pro referenci na cílový soubor jehož </text:p>
      <text:p text:style-name="P3"><text:tab/><text:tab/> <text:s text:c="7"/>adresa bude hodnotou anotace</text:p>
      <text:p text:style-name="P3"/>
      <text:p text:style-name="P2">Datové typy</text:p>
      <text:list text:style-name="L1">
        <text:list-item>
          <text:p text:style-name="P4">anotace pro fieldy transformované jako DataProperty (základní datové typy)</text:p>
        </text:list-item>
        <text:list-item>
          <text:p text:style-name="P4">datový typ Literálů vázaných na tyto Property bude určen z hodnoty anotace</text:p>
        </text:list-item>
      </text:list>
      <text:p text:style-name="P3"/>
      <text:p text:style-name="P3"><text:span text:style-name="T1">@DataRange</text:span>(&lt;String&gt;) - změna implicitního datového typu (určen dle datového typu) Literálu <text:tab/><text:tab/> <text:s text:c="18"/>vytvářeného na základě hodnoty filedu na datový typ XSD:&lt;hodnota <text:tab/></text:p>
      <text:p text:style-name="P3"><text:tab/><text:tab/><text:tab/><text:tab/><text:tab/><text:tab/><text:tab/><text:tab/><text:tab/><text:tab/><text:tab/><text:tab/>anotace&gt;</text:p>
      <text:p text:style-name="P3"/>
      <text:p text:style-name="P3"><text:span text:style-name="T1">@MaxExclusive</text:span>(&lt;Int&gt;)</text:p>
      <text:p text:style-name="P3"><text:span text:style-name="T1">@MaxInclusive</text:span>(&lt;Int&gt;) - Nastavení maximální/minimální povolené hodnoty pro dotčený field</text:p>
      <text:p text:style-name="P3"><text:span text:style-name="T1">@MinExclusive</text:span>(&lt;Int&gt;)</text:p>
      <text:p text:style-name="P3"><text:span text:style-name="T1">@MinInclusive</text:span>(&lt;Int&gt;)</text:p>
      <text:p text:style-name="P3"/>
      <text:p text:style-name="P3"><text:span text:style-name="T1">@MinLength</text:span>(&lt;Int&gt;)</text:p>
      <text:p text:style-name="P3"><text:span text:style-name="T1">@MaxLength</text:span>(&lt;Int&gt;) - Nastavení počtu znaků pro hodnotu dotčeného fieldu</text:p>
      <text:p text:style-name="P3"><text:span text:style-name="T1">@ExactLength</text:span>(&lt;Int&gt;)</text:p>
      <text:list text:style-name="L2">
        <text:list-header>
          <text:p text:style-name="P5"/>
        </text:list-header>
      </text:list>
      <text:p text:style-name="P2">Cardinality</text:p>
      <text:p text:style-name="P3"><text:span text:style-name="T1">@MinCardinality</text:span>(&lt;Int&gt;)</text:p>
      <text:p text:style-name="P3"><text:span text:style-name="T1">@MaxCardinality</text:span>(&lt;Int&gt;)</text:p>
      <text:p text:style-name="P3"><text:span text:style-name="T1">@Cardinality</text:span>(&lt;Int&gt;) - Cardinality mezi property (zvolený field) a cílovým Individual nebo </text:p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"><text:s text:c="3"/>třídou? , OWL API (property-individual, property-třída)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 - co je vlastně požadavkem?</text:p>
      <text:p text:style-name="P3">? qualified cardinality?</text:p>
      <text:p text:style-name="P3"/>
      <text:p text:style-name="P3"/>
      <text:p text:style-name="P3"/>
      <text:p text:style-name="P2">Anotace</text:p>
      <text:p text:style-name="P7">@VersionInfo<text:span text:style-name="T2">(&lt;String&gt;) - dotčený field bude mít property s příslušnou anotací jejíž hodnota bude </text:span></text:p>
      <text:p text:style-name="P3"><text:tab/><text:tab/><text:tab/> <text:s text:c="7"/>odpovídat hodotě parametru anotace</text:p>
      <text:p text:style-name="P7">@Comment<text:span text:style-name="T2">(&lt;String&gt;)</text:span></text:p>
      <text:p text:style-name="P7">@Label<text:span text:style-name="T2">(&lt;String&gt;)</text:span></text:p>
      <text:p text:style-name="P7">@SeeAlso<text:span text:style-name="T2">(&lt;String&gt;)</text:span></text:p>
      <text:p text:style-name="P7">@IsDefinedBy<text:span text:style-name="T2">(&lt;String&gt;)</text:span></text:p>
      <text:p text:style-name="P7">@BackwardCompatible<text:span text:style-name="T2">(&lt;String&gt;)</text:span></text:p>
      <text:p text:style-name="P7">@Deprecated<text:span text:style-name="T2">(&lt;String&gt;)</text:span></text:p>
      <text:p text:style-name="P7">@IncompatibleWith<text:span text:style-name="T2">(&lt;String&gt;)</text:span></text:p>
      <text:p text:style-name="P7"><text:span text:style-name="T2"/></text:p>
      <text:p text:style-name="P3"/>
      <text:p text:style-name="P2">- <text:span text:style-name="T3">k čemu všemu by měly být tyto anotace přiřaditelné?</text:span></text:p>
      <text:p text:style-name="P2"/>
      <text:p text:style-name="P2">Ostatní</text:p>
      <text:p text:style-name="P7">@InverseOf<text:span text:style-name="T2">(&lt;String&gt;)</text:span> – <text:span text:style-name="T2">pro field mapovaný jako ObjectProperty vytvoření InverseObjectProperty </text:span></text:p>
      <text:p text:style-name="P3"><text:tab/><text:tab/><text:tab/> <text:s text:c="5"/>s URI dle hodnoty anotace</text:p>
      <text:p text:style-name="P3"/>
      <text:p text:style-name="P7">@Transitive</text:p>
      <text:p text:style-name="P7">@Symmetric</text:p>
      <text:p text:style-name="P7">@Functional</text:p>
      <text:p text:style-name="P7">@InverseFunctional – <text:span text:style-name="T2">vytvářená property má uvedenou vlastnost</text:span></text:p>
      <text:p text:style-name="P3"/>
      <text:p text:style-name="P3"/>
      <text:p text:style-name="P3">další anotac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Fildas</meta:initial-creator>
    <meta:creation-date>2011-12-06T17:15:22</meta:creation-date>
    <dc:creator>Fildas</dc:creator>
    <dc:date>2011-12-06T22:39:39</dc:date>
    <dc:language>cs-CZ</dc:language>
    <meta:editing-cycles>4</meta:editing-cycles>
    <meta:editing-duration>PT5H24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316" meta:character-count="2608"/>
  </office:meta>
</office:document-meta>
</file>